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1af918"/>
    </style:style>
    <style:style style:name="T1" style:family="text">
      <style:text-properties officeooo:rsid="001af918"/>
    </style:style>
    <style:style style:name="T2" style:family="text">
      <style:text-properties style:text-underline-style="solid" style:text-underline-width="auto" style:text-underline-color="font-color" officeooo:rsid="001af918"/>
    </style:style>
    <style:style style:name="T3" style:family="text">
      <style:text-properties style:text-underline-style="solid" style:text-underline-width="auto" style:text-underline-color="font-color" fo:font-weight="normal" officeooo:rsid="001af91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officeooo:rsid="001af91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4">C#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hold data that can be manipulated during program execution.</text:p>
        </text:list-item>
        <text:list-item>
          <text:p text:style-name="P2">Declared with a data type and an optional name.</text:p>
        </text:list-item>
        <text:list-item>
          <text:p text:style-name="P1">Example: <text:span text:style-name="Source_20_Text">int num;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Basic types: <text:span text:style-name="Source_20_Text">int</text:span>, <text:span text:style-name="Source_20_Text">float</text:span>, <text:span text:style-name="Source_20_Text">char</text:span>, <text:span text:style-name="Source_20_Text">double</text:span>.</text:p>
        </text:list-item>
        <text:list-item>
          <text:p text:style-name="P4">Derived types: <text:span text:style-name="Source_20_Text">arrays</text:span>, <text:span text:style-name="Source_20_Text">structs</text:span>, <text:span text:style-name="Source_20_Text">classes</text:span>, <text:span text:style-name="Source_20_Text">enums</text:span>.</text:p>
        </text:list-item>
        <text:list-item>
          <text:p text:style-name="P3">User-defined types: <text:span text:style-name="Source_20_Text">interface</text:span>, <text:span text:style-name="Source_20_Text">delegate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6">Bitwise: 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.</text:p>
        </text:list-item>
        <text:list-item>
          <text:p text:style-name="P5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8"><text:span text:style-name="Source_20_Text">for</text:span>, <text:span text:style-name="Source_20_Text">while</text:span>, <text:span text:style-name="Source_20_Text">do-while</text:span> loops for iteration.</text:p>
        </text:list-item>
        <text:list-item>
          <text:p text:style-name="P7"><text:span text:style-name="Source_20_Text">break</text:span>, <text:span text:style-name="Source_20_Text">continue</text:span>, <text:span text:style-name="Source_20_Text">return</text:span> statements for loop control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Modularize code by defining methods.</text:p>
        </text:list-item>
        <text:list-item>
          <text:p text:style-name="P10">Methods can have parameters and return values.</text:p>
        </text:list-item>
        <text:list-item>
          <text:p text:style-name="P9">Declaration syntax: <text:span text:style-name="Source_20_Text">return_type method_name(parameters) { body }</text:span>.</text:p>
        </text:list-item>
      </text:list>
      <text:p text:style-name="Text_20_body"><text:span text:style-name="Strong_20_Emphasis">Classes and Objects:</text:span></text:p>
      <text:list text:style-name="L6">
        <text:list-item>
          <text:p text:style-name="P12">Used for creating user-defined data types.</text:p>
        </text:list-item>
        <text:list-item>
          <text:p text:style-name="P12">Classes contain data members and member methods.</text:p>
        </text:list-item>
        <text:list-item>
          <text:p text:style-name="P12">Objects are instances of classes.</text:p>
        </text:list-item>
        <text:list-item>
          <text:p text:style-name="P11">Encapsulation, inheritance, and polymorphism are key concepts.</text:p>
        </text:list-item>
      </text:list>
      <text:p text:style-name="Text_20_body"><text:span text:style-name="Strong_20_Emphasis">Inheritance:</text:span></text:p>
      <text:list text:style-name="L7">
        <text:list-item>
          <text:p text:style-name="P14">Allows a class to inherit properties and behavior from another class.</text:p>
        </text:list-item>
        <text:list-item>
          <text:p text:style-name="P13">Types: single, multiple (via interfaces), hierarchical, multilevel, hybrid.</text:p>
        </text:list-item>
      </text:list>
      <text:p text:style-name="Text_20_body"><text:span text:style-name="Strong_20_Emphasis">Polymorphism:</text:span></text:p>
      <text:list text:style-name="L8">
        <text:list-item>
          <text:p text:style-name="P16"><text:soft-page-break/>Allows objects of different classes to be treated as objects of a common base class.</text:p>
        </text:list-item>
        <text:list-item>
          <text:p text:style-name="P15">Achieved through method overriding and interface implementation.</text:p>
        </text:list-item>
      </text:list>
      <text:p text:style-name="Text_20_body"><text:span text:style-name="Strong_20_Emphasis">Interfaces:</text:span></text:p>
      <text:list text:style-name="L9">
        <text:list-item>
          <text:p text:style-name="P18">Defines a contract for classes to implement.</text:p>
        </text:list-item>
        <text:list-item>
          <text:p text:style-name="P18">Contains method signatures but no implementation.</text:p>
        </text:list-item>
        <text:list-item>
          <text:p text:style-name="P17">Implemented by classes using the <text:span text:style-name="Source_20_Text">interface</text:span> keyword.</text:p>
        </text:list-item>
      </text:list>
      <text:p text:style-name="Text_20_body"><text:span text:style-name="Strong_20_Emphasis">Namespaces:</text:span></text:p>
      <text:list text:style-name="L10">
        <text:list-item>
          <text:p text:style-name="P20">Used for organizing code into logical groups.</text:p>
        </text:list-item>
        <text:list-item>
          <text:p text:style-name="P20">Prevents naming conflicts between different parts of a program.</text:p>
        </text:list-item>
        <text:list-item>
          <text:p text:style-name="P19">Can be nested within one another.</text:p>
        </text:list-item>
      </text:list>
      <text:p text:style-name="Text_20_body"><text:span text:style-name="Strong_20_Emphasis">Exception Handling:</text:span></text:p>
      <text:list text:style-name="L11">
        <text:list-item>
          <text:p text:style-name="P22">Mechanism for handling errors and abnormal conditions.</text:p>
        </text:list-item>
        <text:list-item>
          <text:p text:style-name="P22"><text:span text:style-name="Source_20_Text">try</text:span>, <text:span text:style-name="Source_20_Text">catch</text:span>, <text:span text:style-name="Source_20_Text">finally</text:span> blocks used for exception handling.</text:p>
        </text:list-item>
        <text:list-item>
          <text:p text:style-name="P21"><text:span text:style-name="Source_20_Text">throw</text:span> statement to raise custom exceptions.</text:p>
        </text:list-item>
      </text:list>
      <text:p text:style-name="Text_20_body"><text:span text:style-name="Strong_20_Emphasis">File Handling:</text:span></text:p>
      <text:list text:style-name="L12">
        <text:list-item>
          <text:p text:style-name="P24"><text:span text:style-name="Source_20_Text">System.IO</text:span> namespace for file I/O operations.</text:p>
        </text:list-item>
        <text:list-item>
          <text:p text:style-name="P23">Classes like <text:span text:style-name="Source_20_Text">FileStream</text:span>, <text:span text:style-name="Source_20_Text">StreamReader</text:span>, <text:span text:style-name="Source_20_Text">StreamWriter</text:span> for file manipulation.</text:p>
        </text:list-item>
      </text:list>
      <text:p text:style-name="Text_20_body"><text:span text:style-name="Strong_20_Emphasis">LINQ (Language Integrated Query):</text:span></text:p>
      <text:list text:style-name="L13">
        <text:list-item>
          <text:p text:style-name="P26">Provides a consistent model for querying data from different data sources.</text:p>
        </text:list-item>
        <text:list-item>
          <text:p text:style-name="P26">Syntax is similar to SQL queries.</text:p>
        </text:list-item>
        <text:list-item>
          <text:p text:style-name="P25">Includes standard query operators like <text:span text:style-name="Source_20_Text">Where</text:span>, <text:span text:style-name="Source_20_Text">Select</text:span>, <text:span text:style-name="Source_20_Text">OrderBy</text:span>, <text:span text:style-name="Source_20_Text">GroupBy</text:span>.</text:p>
        </text:list-item>
      </text:list>
      <text:p text:style-name="Text_20_body"><text:span text:style-name="Strong_20_Emphasis">Delegates and Events:</text:span></text:p>
      <text:list text:style-name="L14">
        <text:list-item>
          <text:p text:style-name="P28">Delegates represent references to methods.</text:p>
        </text:list-item>
        <text:list-item>
          <text:p text:style-name="P28">Events are notifications sent by objects when certain actions occur.</text:p>
        </text:list-item>
        <text:list-item>
          <text:p text:style-name="P27">Used for implementing the observer pattern and handling asynchronous operations.</text:p>
        </text:list-item>
      </text:list>
      <text:p text:style-name="Text_20_body"><text:span text:style-name="Strong_20_Emphasis">Attributes:</text:span></text:p>
      <text:list text:style-name="L15">
        <text:list-item>
          <text:p text:style-name="P30">Metadata used to provide additional information about types and members.</text:p>
        </text:list-item>
        <text:list-item>
          <text:p text:style-name="P29">Applied using square brackets (<text:span text:style-name="Source_20_Text">[ ]</text:span>) before the declaration.</text:p>
        </text:list-item>
      </text:list>
      <text:p text:style-name="Text_20_body"><text:span text:style-name="Strong_20_Emphasis">Generics:</text:span></text:p>
      <text:list text:style-name="L16">
        <text:list-item>
          <text:p text:style-name="P32">Enables the creation of classes, methods, and data structures that work with any data type.</text:p>
        </text:list-item>
        <text:list-item>
          <text:p text:style-name="P32">Provides type safety and performance improvements.</text:p>
        </text:list-item>
        <text:list-item>
          <text:p text:style-name="P31">Syntax: <text:span text:style-name="Source_20_Text">class ClassName&lt;T&gt;</text:span> or <text:span text:style-name="Source_20_Text">method&lt;T&gt;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0:48.491154099</meta:creation-date>
    <dc:date>2024-04-07T12:08:01.257158201</dc:date>
    <meta:editing-duration>PT1M1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5" meta:word-count="431" meta:character-count="2741" meta:non-whitespace-character-count="2423"/>
  </office:meta>
</office:document-meta>
</file>